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is-a-gift-to-be-simple-slides-page1.png" manifest:media-type="image/png"/>
  <manifest:file-entry manifest:full-path="Pictures/tis-a-gift-to-be-simple-slides-page2.png" manifest:media-type="image/png"/>
  <manifest:file-entry manifest:full-path="Pictures/tis-a-gift-to-be-simple-slides-page3.png" manifest:media-type="image/png"/>
  <manifest:file-entry manifest:full-path="Pictures/tis-a-gift-to-be-simple-slides-page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is-a-gift-to-be-simpl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is-a-gift-to-be-simpl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is-a-gift-to-be-simpl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is-a-gift-to-be-simpl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